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35505188632A1B91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2cm" svg:height="15.75cm" svg:x="0cm" svg:y="0cm">
          <draw:image xlink:href="Pictures/10000000000005DC000004435505188632A1B919.jpg" xlink:type="simple" xlink:show="embed" xlink:actuate="onLoad">
            <text:p/>
          </draw:image>
        </draw:frame>
        <draw:frame draw:style-name="gr2" draw:text-style-name="P7" draw:layer="layout" svg:width="25.382cm" svg:height="12.013cm" svg:x="1.309cm" svg:y="2.737cm">
          <draw:text-box>
            <text:p text:style-name="P2"><text:span text:style-name="T1">Crucificação e </text:span><text:span text:style-name="T1"><text:line-break/></text:span><text:span text:style-name="T1">Ressurreição de Jesus</text:span></text:p>
            <text:p text:style-name="P3"><text:span text:style-name="T2">(Marcos 15–16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32.252000000</dc:date>
    <meta:editing-duration>PT38M23S</meta:editing-duration>
    <meta:editing-cycles>19</meta:editing-cycles>
    <meta:generator>LibreOffice/5.4.7.2$Windows_X86_64 LibreOffice_project/c838ef25c16710f8838b1faec480ebba495259d0</meta:generator>
    <meta:document-statistic meta:object-count="2"/>
  </office:meta>
</office:document-meta>
</file>